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854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5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5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71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24cm" fo:min-width="0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</style:style>
    <style:style style:name="P6" style:family="paragraph"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5cm" svg:y="0.671cm" presentation:class="title" presentation:user-transformed="true">
          <draw:text-box>
            <text:p>Transformación 2D a 3D</text:p>
          </draw:text-box>
        </draw:frame>
        <draw:frame draw:style-name="gr1" draw:text-style-name="P1" draw:layer="layout" svg:width="12.261cm" svg:height="2.384cm" svg:x="1.239cm" svg:y="3.616cm">
          <draw:text-box>
            <text:p>Objetivos:</text:p>
            <text:list text:style-name="L1">
              <text:list-item>
                <text:p>Crear una herramienta de dibujo en 2D.</text:p>
              </text:list-item>
              <text:list-item>
                <text:p>Transformar un dibujo en 2D a 3D.</text:p>
              </text:list-item>
            </text:list>
          </draw:text-box>
        </draw:frame>
        <draw:frame draw:style-name="gr1" draw:text-style-name="P1" draw:layer="layout" svg:width="3.851cm" svg:height="3.095cm" svg:x="22cm" svg:y="9.905cm">
          <draw:text-box>
            <text:p>Integrantes:</text:p>
            <text:list text:style-name="L1">
              <text:list-item>
                <text:p>Alex</text:p>
              </text:list-item>
              <text:list-item>
                <text:p>Jefferson</text:p>
              </text:list-item>
              <text:list-item>
                <text:p>Erick</text:p>
              </text:list-item>
            </text:list>
          </draw:text-box>
        </draw:frame>
        <draw:frame draw:style-name="gr1" draw:text-style-name="P1" draw:layer="layout" svg:width="3.144cm" svg:height="0.962cm" svg:x="2.436cm" svg:y="14cm">
          <draw:text-box>
            <text:p>Grupo #5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draw:style-name="gr3" draw:text-style-name="P1" draw:layer="layout" svg:width="14.5cm" svg:height="14cm" svg:x="0.5cm" svg:y="1cm">
          <draw:text-box>
            <text:p><text:span text:style-name="T1">void keyboard(unsigned char key, int x, int y)</text:span></text:p>
            <text:p><text:span text:style-name="T1">{</text:span></text:p>
            <text:p><text:span text:style-name="T1"><text:s text:c="4"/></text:span><text:span text:style-name="T1">switch (key)</text:span></text:p>
            <text:p><text:span text:style-name="T1"><text:s text:c="4"/></text:span><text:span text:style-name="T1">{</text:span></text:p>
            <text:p><text:span text:style-name="T1"><text:s text:c="4"/></text:span><text:span text:style-name="T1">case 'r': // Tecla 'r' para cambiar a color rojo</text:span></text:p>
            <text:p><text:span text:style-name="T1"><text:s text:c="8"/></text:span><text:span text:style-name="T1">currentColorRed = 1.0;</text:span></text:p>
            <text:p><text:span text:style-name="T1"><text:s text:c="8"/></text:span><text:span text:style-name="T1">currentColorGreen = 0.0;</text:span></text:p>
            <text:p><text:span text:style-name="T1"><text:s text:c="8"/></text:span><text:span text:style-name="T1">currentColorBlue = 0.0;</text:span></text:p>
            <text:p><text:span text:style-name="T1"><text:s text:c="8"/></text:span><text:span text:style-name="T1">break;</text:span></text:p>
            <text:p><text:span text:style-name="T1"><text:s text:c="4"/></text:span><text:span text:style-name="T1">case 'g': // Tecla 'g' para cambiar a color verde</text:span></text:p>
            <text:p><text:span text:style-name="T1"><text:s text:c="8"/></text:span><text:span text:style-name="T1">currentColorRed = 0.0;</text:span></text:p>
            <text:p><text:span text:style-name="T1"><text:s text:c="8"/></text:span><text:span text:style-name="T1">currentColorGreen = 1.0;</text:span></text:p>
            <text:p><text:span text:style-name="T1"><text:s text:c="8"/></text:span><text:span text:style-name="T1">currentColorBlue = 0.0;</text:span></text:p>
            <text:p><text:span text:style-name="T1"><text:s text:c="8"/></text:span><text:span text:style-name="T1">break;</text:span></text:p>
            <text:p><text:span text:style-name="T1"><text:s text:c="4"/></text:span><text:span text:style-name="T1">case 'b': // Tecla 'b' para cambiar a color azul</text:span></text:p>
            <text:p><text:span text:style-name="T1"><text:s text:c="8"/></text:span><text:span text:style-name="T1">currentColorRed = 0.0;</text:span></text:p>
            <text:p><text:span text:style-name="T1"><text:s text:c="8"/></text:span><text:span text:style-name="T1">currentColorGreen = 0.0;</text:span></text:p>
            <text:p><text:span text:style-name="T1"><text:s text:c="8"/></text:span><text:span text:style-name="T1">currentColorBlue = 1.0;</text:span></text:p>
            <text:p><text:span text:style-name="T1"><text:s text:c="8"/></text:span><text:span text:style-name="T1">break;</text:span></text:p>
            <text:p/>
          </draw:text-box>
        </draw:frame>
        <draw:frame draw:style-name="gr1" draw:text-style-name="P1" draw:layer="layout" svg:width="12.792cm" svg:height="12.134cm" svg:x="13.847cm" svg:y="1cm">
          <draw:text-box>
            <text:p text:style-name="P3"><text:s/><text:span text:style-name="T1"><text:s text:c="3"/></text:span><text:span text:style-name="T1">case 'k': // Tecla 'k' para cambiar a color negro</text:span></text:p>
            <text:p text:style-name="P3"><text:span text:style-name="T1"><text:s text:c="8"/></text:span><text:span text:style-name="T1">currentColorRed = 0.0;</text:span></text:p>
            <text:p text:style-name="P3"><text:span text:style-name="T1"><text:s text:c="8"/></text:span><text:span text:style-name="T1">currentColorGreen = 0.0;</text:span></text:p>
            <text:p text:style-name="P3"><text:span text:style-name="T1"><text:s text:c="8"/></text:span><text:span text:style-name="T1">currentColorBlue = 0.0;</text:span></text:p>
            <text:p text:style-name="P3"><text:span text:style-name="T1"><text:s text:c="8"/></text:span><text:span text:style-name="T1">break;</text:span></text:p>
            <text:p text:style-name="P3"><text:span text:style-name="T1"><text:s text:c="4"/></text:span><text:span text:style-name="T1">case 'm': // Tecla 'm' para cambiar a color amarillo</text:span></text:p>
            <text:p text:style-name="P3"><text:span text:style-name="T1"><text:s text:c="8"/></text:span><text:span text:style-name="T1">currentColorRed = 1.0;</text:span></text:p>
            <text:p text:style-name="P3"><text:span text:style-name="T1"><text:s text:c="8"/></text:span><text:span text:style-name="T1">currentColorGreen = 1.0;</text:span></text:p>
            <text:p text:style-name="P3"><text:span text:style-name="T1"><text:s text:c="8"/></text:span><text:span text:style-name="T1">currentColorBlue = 0.0;</text:span></text:p>
            <text:p text:style-name="P3"><text:span text:style-name="T1"><text:s text:c="8"/></text:span><text:span text:style-name="T1">break;</text:span></text:p>
            <text:p text:style-name="P3"><text:span text:style-name="T1"><text:s text:c="4"/></text:span><text:span text:style-name="T1">case 'w': // Tecla 'w' para cambiar a color blanco</text:span></text:p>
            <text:p text:style-name="P3"><text:span text:style-name="T1"><text:s text:c="8"/></text:span><text:span text:style-name="T1">currentColorRed = 1.0;</text:span></text:p>
            <text:p text:style-name="P3"><text:span text:style-name="T1"><text:s text:c="8"/></text:span><text:span text:style-name="T1">currentColorGreen = 1.0;</text:span></text:p>
            <text:p text:style-name="P3"><text:span text:style-name="T1"><text:s text:c="8"/></text:span><text:span text:style-name="T1">currentColorBlue = 1.0;</text:span></text:p>
            <text:p text:style-name="P3"><text:span text:style-name="T1"><text:s text:c="8"/></text:span><text:span text:style-name="T1">break;</text:span></text:p>
            <text:p text:style-name="P3"><text:span text:style-name="T1"/></text:p>
            <text:p text:style-name="P3"><text:span text:style-name="T1"><text:s text:c="4"/></text:span><text:span text:style-name="T1">}</text:span></text:p>
            <text:p text:style-name="P3"><text:span text:style-name="T1"/></text:p>
            <text:p text:style-name="P3"><text:span text:style-name="T1"><text:s text:c="4"/></text:span><text:span text:style-name="T1">glutPostRedisplay();</text:span></text:p>
            <text:p text:style-name="P3"><text:span text:style-name="T1">}</text:span></text:p>
          </draw:text-box>
        </draw:frame>
        <draw:frame draw:style-name="gr1" draw:text-style-name="P1" draw:layer="layout" svg:width="23.286cm" svg:height="0.962cm" svg:x="2cm" svg:y="14cm">
          <draw:text-box>
            <text:p>Esta función permite cambiar el color de dibujo actual según la tecla presionada. 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draw:style-name="gr1" draw:text-style-name="P1" draw:layer="layout" svg:width="22.058cm" svg:height="10.205cm" svg:x="2.5cm" svg:y="1cm">
          <draw:text-box>
            <text:p>void draw()</text:p>
            <text:p>{</text:p>
            <text:p><text:s text:c="4"/>glPointSize(18.0);</text:p>
            <text:p><text:s text:c="4"/>/*Dibuja cada punto almacenado en la lista points en la ventana OpenGL*/</text:p>
            <text:p><text:s text:c="4"/>glBegin(GL_POINTS);</text:p>
            <text:p><text:s text:c="4"/>for (int i = 0; i &lt; numPoints; i++)</text:p>
            <text:p><text:s text:c="4"/>{</text:p>
            <text:p><text:s text:c="8"/>glColor3f(points[i].colorRed, points[i].colorGreen, points[i].colorBlue);</text:p>
            <text:p><text:s text:c="8"/>glVertex2i(points[i].x, windowHeight - points[i].y);</text:p>
            <text:p><text:s text:c="4"/>}</text:p>
            <text:p><text:s text:c="4"/>glEnd();</text:p>
            <text:p/>
            <text:p>}</text:p>
            <text:p/>
          </draw:text-box>
        </draw:frame>
        <draw:frame draw:style-name="gr1" draw:text-style-name="P5" draw:layer="layout" svg:width="24.141cm" svg:height="2.384cm" svg:x="0.5cm" svg:y="11cm">
          <draw:text-box>
            <text:p text:style-name="P4">La función void draw() se encarga de dibujar los puntos almacenados en la lista</text:p>
            <text:p text:style-name="P4"><text:s/>points en la ventana OpenGL. Establece el tamaño de los puntos y luego, mediante</text:p>
            <text:p text:style-name="P4"><text:s/>un bucle, dibuja cada punto en su respectiva posición con su respectivo color.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1T0">
        <office:forms form:automatic-focus="false" form:apply-design-mode="false"/>
        <draw:frame draw:style-name="gr4" draw:text-style-name="P7" draw:layer="layout" svg:width="14cm" svg:height="15.104cm" svg:x="0.5cm" svg:y="0.5cm">
          <draw:text-box>
            <text:p text:style-name="P6"><text:span text:style-name="T1">void mouse(int button, int state, int x, int y)</text:span></text:p>
            <text:p text:style-name="P6"><text:span text:style-name="T1">{</text:span></text:p>
            <text:p text:style-name="P6"><text:span text:style-name="T1"><text:s text:c="4"/></text:span><text:span text:style-name="T1">if (button == GLUT_LEFT_BUTTON)</text:span></text:p>
            <text:p text:style-name="P6"><text:span text:style-name="T1"><text:s text:c="4"/></text:span><text:span text:style-name="T1">{</text:span></text:p>
            <text:p text:style-name="P6"><text:span text:style-name="T1"><text:s text:c="8"/></text:span><text:span text:style-name="T1">if (state == GLUT_DOWN)</text:span></text:p>
            <text:p text:style-name="P6"><text:span text:style-name="T1"><text:s text:c="8"/></text:span><text:span text:style-name="T1">{</text:span></text:p>
            <text:p text:style-name="P6"><text:span text:style-name="T1"><text:s text:c="12"/></text:span><text:span text:style-name="T1">isDrawing = true;</text:span></text:p>
            <text:p text:style-name="P6"><text:span text:style-name="T1"><text:s text:c="12"/></text:span><text:span text:style-name="T1">motion(x, y);</text:span></text:p>
            <text:p text:style-name="P6"><text:span text:style-name="T1"><text:s text:c="8"/></text:span><text:span text:style-name="T1">}</text:span></text:p>
            <text:p text:style-name="P6"><text:span text:style-name="T1"><text:s text:c="8"/></text:span><text:span text:style-name="T1">else if (state == GLUT_UP)</text:span></text:p>
            <text:p text:style-name="P6"><text:span text:style-name="T1"><text:s text:c="8"/></text:span><text:span text:style-name="T1">{</text:span></text:p>
            <text:p text:style-name="P6"><text:span text:style-name="T1"><text:s text:c="12"/></text:span><text:span text:style-name="T1">isDrawing = false;</text:span></text:p>
            <text:p text:style-name="P6"><text:span text:style-name="T1"><text:s text:c="8"/></text:span><text:span text:style-name="T1">}</text:span></text:p>
            <text:p text:style-name="P6"><text:span text:style-name="T1"><text:s text:c="4"/></text:span><text:span text:style-name="T1">}</text:span></text:p>
            <text:p text:style-name="P6"><text:span text:style-name="T1"><text:s text:c="4"/></text:span><text:span text:style-name="T1">else if (button == GLUT_RIGHT_BUTTON &amp;&amp; state == GLUT_DOWN)</text:span></text:p>
            <text:p text:style-name="P6"><text:span text:style-name="T1"><text:s text:c="4"/></text:span><text:span text:style-name="T1">{</text:span></text:p>
            <text:p text:style-name="P6"><text:span text:style-name="T1"><text:s text:c="8"/></text:span><text:span text:style-name="T1">numPoints = 0;</text:span></text:p>
            <text:p text:style-name="P6"><text:span text:style-name="T1"><text:s text:c="8"/></text:span><text:span text:style-name="T1">free(points);</text:span></text:p>
            <text:p text:style-name="P6"><text:span text:style-name="T1"><text:s text:c="8"/></text:span><text:span text:style-name="T1">points = NULL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glutPostRedisplay();</text:span></text:p>
            <text:p text:style-name="P6"><text:span text:style-name="T1">}</text:span></text:p>
          </draw:text-box>
        </draw:frame>
        <draw:frame draw:style-name="gr5" draw:text-style-name="P5" draw:layer="layout" svg:width="15.5cm" svg:height="4.517cm" svg:x="11.5cm" svg:y="2.5cm">
          <draw:text-box>
            <text:p text:style-name="P4">Esta función permite activar el dibujo cuando se</text:p>
            <text:p text:style-name="P4">presiona el botón izquierdo del mouse y desactivarlo</text:p>
            <text:p text:style-name="P4"><text:s/>cuando se suelta. Además, al presionar el botón </text:p>
            <text:p text:style-name="P4">derecho del mouse se borran todos los puntos</text:p>
            <text:p text:style-name="P4"><text:s/>dibujados, reiniciando el contador de puntos y</text:p>
            <text:p text:style-name="P4"><text:s/>liberando la memoria asignad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2T1">
        <office:forms form:automatic-focus="false" form:apply-design-mode="false"/>
        <draw:frame draw:style-name="gr6" draw:text-style-name="P9" draw:layer="layout" svg:width="15.5cm" svg:height="14.76cm" svg:x="0.5cm" svg:y="0.24cm">
          <draw:text-box>
            <text:p text:style-name="P8"><text:span text:style-name="T2">void motion(int x, int y)</text:span></text:p>
            <text:p text:style-name="P8"><text:span text:style-name="T2">{</text:span></text:p>
            <text:p text:style-name="P8"><text:span text:style-name="T2"><text:s text:c="4"/></text:span><text:span text:style-name="T2">if (isDrawing)</text:span></text:p>
            <text:p text:style-name="P8"><text:span text:style-name="T2"><text:s text:c="4"/></text:span><text:span text:style-name="T2">{</text:span></text:p>
            <text:p text:style-name="P8"><text:span text:style-name="T2"><text:s text:c="8"/></text:span><text:span text:style-name="T2">numPoints++;</text:span></text:p>
            <text:p text:style-name="P8"><text:span text:style-name="T2"><text:s text:c="8"/></text:span><text:span text:style-name="T2">points = (Point*)realloc(points, numPoints * sizeof(Point)); // Redimensiona dinámicamente el arreglo de puntos points</text:span></text:p>
            <text:p text:style-name="P8"><text:span text:style-name="T2"><text:s text:c="8"/></text:span><text:span text:style-name="T2">points[numPoints - 1].x = x; // Se asignan las coordenadas x actuales del mouse al último punto en la lista points</text:span></text:p>
            <text:p text:style-name="P8"><text:span text:style-name="T2"><text:s text:c="8"/></text:span><text:span text:style-name="T2">points[numPoints - 1].y = y; // Se asignan las coordenadas y actuales del mouse al último punto en la lista points</text:span></text:p>
            <text:p text:style-name="P8"><text:span text:style-name="T2"><text:s text:c="8"/></text:span><text:span text:style-name="T2">points[numPoints - 1].colorRed = currentColorRed; // Asigna el color actual al último punto en la lista points</text:span></text:p>
            <text:p text:style-name="P8"><text:span text:style-name="T2"><text:s text:c="8"/></text:span><text:span text:style-name="T2">points[numPoints - 1].colorGreen = currentColorGreen;</text:span></text:p>
            <text:p text:style-name="P8"><text:span text:style-name="T2"><text:s text:c="8"/></text:span><text:span text:style-name="T2">points[numPoints - 1].colorBlue = currentColorBlue;</text:span></text:p>
            <text:p text:style-name="P8"><text:span text:style-name="T2"><text:s text:c="4"/></text:span><text:span text:style-name="T2">}</text:span></text:p>
            <text:p text:style-name="P8"><text:span text:style-name="T2"/></text:p>
            <text:p text:style-name="P8"><text:span text:style-name="T2"><text:s text:c="4"/></text:span><text:span text:style-name="T2">glutPostRedisplay();</text:span></text:p>
            <text:p text:style-name="P8"><text:span text:style-name="T2">}</text:span></text:p>
          </draw:text-box>
        </draw:frame>
        <draw:frame draw:style-name="gr7" draw:text-style-name="P1" draw:layer="layout" svg:width="10.056cm" svg:height="6.65cm" svg:x="17cm" svg:y="2cm">
          <draw:text-box>
            <text:p>se encarga de manejar el movimiento del mouse mientras se mantiene presionado el botón izquierdo.</text:p>
            <text:p>Esta función registra las coordenadas del mouse y los colores actuales para cada punto dibujado mientras se mueve el mous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2T1">
        <office:forms form:automatic-focus="false" form:apply-design-mode="false"/>
        <draw:frame draw:style-name="gr8" draw:text-style-name="P11" draw:layer="layout" svg:width="10cm" svg:height="12.5cm" svg:x="0.5cm" svg:y="1cm">
          <draw:text-box>
            <text:p text:style-name="P10"><text:span text:style-name="T3">void display()</text:span></text:p>
            <text:p text:style-name="P10"><text:span text:style-name="T3">{</text:span></text:p>
            <text:p text:style-name="P10"><text:span text:style-name="T3"><text:s text:c="4"/></text:span><text:span text:style-name="T3">glClear(GL_COLOR_BUFFER_BIT);</text:span></text:p>
            <text:p text:style-name="P10"><text:span text:style-name="T3"/></text:p>
            <text:p text:style-name="P10"><text:span text:style-name="T3"><text:s text:c="4"/></text:span><text:span text:style-name="T3">glMatrixMode(GL_PROJECTION);</text:span></text:p>
            <text:p text:style-name="P10"><text:span text:style-name="T3"><text:s text:c="4"/></text:span><text:span text:style-name="T3">glLoadIdentity();</text:span></text:p>
            <text:p text:style-name="P10"><text:span text:style-name="T3"><text:s text:c="4"/></text:span><text:span text:style-name="T3">gluOrtho2D(0, windowWidth, 0, windowHeight);</text:span></text:p>
            <text:p text:style-name="P10"><text:span text:style-name="T3"/></text:p>
            <text:p text:style-name="P10"><text:span text:style-name="T3"><text:s text:c="4"/></text:span><text:span text:style-name="T3">glMatrixMode(GL_MODELVIEW);</text:span></text:p>
            <text:p text:style-name="P10"><text:span text:style-name="T3"><text:s text:c="4"/></text:span><text:span text:style-name="T3">glLoadIdentity();</text:span></text:p>
            <text:p text:style-name="P10"><text:span text:style-name="T3"/></text:p>
            <text:p text:style-name="P10"><text:span text:style-name="T3"><text:s text:c="4"/></text:span><text:span text:style-name="T3">draw();</text:span></text:p>
            <text:p text:style-name="P10"><text:span text:style-name="T3"/></text:p>
            <text:p text:style-name="P10"><text:span text:style-name="T3"><text:s text:c="4"/></text:span><text:span text:style-name="T3">// Dibuja la cuadrícula</text:span></text:p>
            <text:p text:style-name="P10"><text:span text:style-name="T3"><text:s text:c="4"/></text:span><text:span text:style-name="T3">glColor3f(0.5, 0.5, 0.5); // Color de las líneas de la cuadrícula</text:span></text:p>
            <text:p text:style-name="P10"><text:span text:style-name="T3"><text:s text:c="4"/></text:span><text:span text:style-name="T3">glLineWidth(1.0); // Grosor de las líneas de la cuadrícula</text:span></text:p>
            <text:p text:style-name="P10"><text:span text:style-name="T3"/></text:p>
            <text:p text:style-name="P10"><text:span text:style-name="T3"><text:s/></text:span></text:p>
          </draw:text-box>
        </draw:frame>
        <draw:frame draw:style-name="gr9" draw:text-style-name="P12" draw:layer="layout" svg:width="11.5cm" svg:height="12.461cm" svg:x="11.5cm" svg:y="0.539cm">
          <draw:text-box>
            <text:p text:style-name="P3"><text:span text:style-name="T3"><text:s text:c="3"/></text:span><text:span text:style-name="T3">// Dibuja líneas horizontales</text:span></text:p>
            <text:p text:style-name="P3"><text:span text:style-name="T3"><text:s text:c="4"/></text:span><text:span text:style-name="T3">for (int y = 0; y &lt; windowHeight; y += 20) // Ajusta el espaciado de las líneas horizontales</text:span></text:p>
            <text:p text:style-name="P3"><text:span text:style-name="T3"><text:s text:c="4"/></text:span><text:span text:style-name="T3">{</text:span></text:p>
            <text:p text:style-name="P3"><text:span text:style-name="T3"><text:s text:c="8"/></text:span><text:span text:style-name="T3">glBegin(GL_LINES);</text:span></text:p>
            <text:p text:style-name="P3"><text:span text:style-name="T3"><text:s text:c="8"/></text:span><text:span text:style-name="T3">glVertex2i(0, y);</text:span></text:p>
            <text:p text:style-name="P3"><text:span text:style-name="T3"><text:s text:c="8"/></text:span><text:span text:style-name="T3">glVertex2i(windowWidth, y);</text:span></text:p>
            <text:p text:style-name="P3"><text:span text:style-name="T3"><text:s text:c="8"/></text:span><text:span text:style-name="T3">glEnd();</text:span></text:p>
            <text:p text:style-name="P3"><text:span text:style-name="T3"><text:s text:c="4"/></text:span><text:span text:style-name="T3">}</text:span></text:p>
            <text:p text:style-name="P3"><text:span text:style-name="T3"/></text:p>
            <text:p text:style-name="P3"><text:span text:style-name="T3"><text:s text:c="4"/></text:span><text:span text:style-name="T3">// Dibuja líneas verticales</text:span></text:p>
            <text:p text:style-name="P3"><text:span text:style-name="T3"><text:s text:c="4"/></text:span><text:span text:style-name="T3">for (int x = 0; x &lt; windowWidth; x += 20) // Ajusta el espaciado de las líneas verticales</text:span></text:p>
            <text:p text:style-name="P3"><text:span text:style-name="T3"><text:s text:c="4"/></text:span><text:span text:style-name="T3">{</text:span></text:p>
            <text:p text:style-name="P3"><text:span text:style-name="T3"><text:s text:c="8"/></text:span><text:span text:style-name="T3">glBegin(GL_LINES);</text:span></text:p>
            <text:p text:style-name="P3"><text:span text:style-name="T3"><text:s text:c="8"/></text:span><text:span text:style-name="T3">glVertex2i(x, 0);</text:span></text:p>
            <text:p text:style-name="P3"><text:span text:style-name="T3"><text:s text:c="8"/></text:span><text:span text:style-name="T3">glVertex2i(x, windowHeight);</text:span></text:p>
            <text:p text:style-name="P3"><text:span text:style-name="T3"><text:s text:c="8"/></text:span><text:span text:style-name="T3">glEnd();</text:span></text:p>
            <text:p text:style-name="P3"><text:span text:style-name="T3"><text:s text:c="4"/></text:span><text:span text:style-name="T3">}</text:span></text:p>
            <text:p text:style-name="P3"><text:span text:style-name="T3"><text:s text:c="4"/></text:span><text:span text:style-name="T3">glFlush();</text:span></text:p>
            <text:p text:style-name="P3"><text:span text:style-name="T3"/></text:p>
            <text:p text:style-name="P3"><text:span text:style-name="T3">}</text:span></text:p>
          </draw:text-box>
        </draw:frame>
        <draw:frame draw:style-name="gr10" draw:text-style-name="P1" draw:layer="layout" svg:width="27.5cm" svg:height="3.274cm" svg:x="0.5cm" svg:y="12.726cm">
          <draw:text-box>
            <text:p>Dibujo de la cuadrícula: Dibuja líneas horizontales y verticales para crear una cuadrícula en la ventana. Estas líneas tienen un color definido por glColor3f(0.5, 0.5, 0.5) y un grosor de línea de 1.0. El espaciado entre las líneas se establece en 20 unidade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7T00:04:33.797692749</meta:creation-date>
    <meta:editing-duration>PT1M50S</meta:editing-duration>
    <meta:editing-cycles>2</meta:editing-cycles>
    <meta:generator>LibreOffice/7.0.4.2$Linux_X86_64 LibreOffice_project/00$Build-2</meta:generator>
    <dc:title>Portfolio</dc:title>
    <dc:date>2023-06-27T00:27:00.063837591</dc:date>
    <meta:document-statistic meta:object-count="85"/>
  </office:meta>
</office:document-meta>
</file>